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1"/>Claim No 1-188 (.10 No. Beneficiaries (2Hold)</text:p>
      <text:p text:style-name="Standard">SOUTH EAST U.P. POWER TRANSMISSION COMPANY LIMITED Shalimar Titanium, 4th Floor, Office No. 409 Vibhuti Khand, Gomti Nagar, Lucknow-226010, Uttar Pradesh CIN No.U40105UP2009PLC038216</text:p>
      <text:p text:style-name="Standard"><text:s text:c="14"/>DOR <text:s text:c="51"/>SAP NO <text:s text:c="47"/>POSTING DATE <text:s text:c="30"/>UTR <text:s text:c="51"/>PAYMENT DOC.</text:p>
      <text:p text:style-name="Standard"><text:s text:c="285"/>PAYMENT DATE</text:p>
      <text:p text:style-name="Standard"><text:s text:c="7"/>19.09.2025</text:p>
      <text:p text:style-name="Standard"><text:s text:c="77"/>Valuation of Crop Compensation</text:p>
      <text:p text:style-name="Standard"><text:s text:c="9"/>27/10/25</text:p>
      <text:p text:style-name="Standard">Name of the Land owner <text:s text:c="67"/>DHARMENDRA SINGH <text:s text:c="110"/>Original Notice</text:p>
      <text:p text:style-name="Standard"><text:s text:c="296"/>y</text:p>
      <text:p text:style-name="Standard">Father Name of Owner <text:s text:c="77"/>MOTI LAL</text:p>
      <text:p text:style-name="Standard"><text:s text:c="201"/>Bhulekh with Tehsildar /Lekhpal <text:s text:c="63"/>y</text:p>
      <text:p text:style-name="Standard">Resident of Village <text:s text:c="80"/>BAROLA <text:s text:c="105"/>Adhar Card, Pan Card</text:p>
      <text:p text:style-name="Standard"><text:s text:c="286"/>Aadhar Card</text:p>
      <text:p text:style-name="Standard"><text:s text:c="10"/>Tehsil <text:s text:c="80"/>MANJANPUR</text:p>
      <text:p text:style-name="Standard"><text:s text:c="213"/>Gov. Approved Yield <text:s text:c="63"/>y</text:p>
      <text:p text:style-name="Standard"><text:s text:c="8"/>District <text:s text:c="80"/>KAUSHMABI <text:s text:c="102"/>Gov. Approved Crop Rate <text:s text:c="63"/>y</text:p>
      <text:p text:style-name="Standard"><text:s text:c="2"/>Line Name/Pkg. <text:s text:c="67"/>765 KV S/C MBT/L CKT-1</text:p>
      <text:p text:style-name="Standard"><text:s text:c="225"/>Drawing <text:s text:c="63"/>y</text:p>
      <text:p text:style-name="Standard"><text:s text:c="4"/>Location No. <text:s text:c="77"/>99B/4-100/0 <text:s text:c="18"/>SQA+0-SQC+0 <text:s text:c="32"/>7 <text:s text:c="37"/>Evaluation Sheet Original <text:s text:c="63"/>y</text:p>
      <text:p text:style-name="Standard">Beneficiary Name <text:s text:c="72"/>DHARMENDRA SINGH</text:p>
      <text:p text:style-name="Standard"><text:s text:c="206"/>Passbook or Cancelled Chq. <text:s text:c="62"/>y</text:p>
      <text:p text:style-name="Standard">Beneficiary Account No. <text:s text:c="70"/>31156908333 <text:s text:c="102"/>Vendor Registration Form <text:s text:c="62"/>y</text:p>
      <text:p text:style-name="Standard"><text:s text:c="7"/>IFSC Code <text:s text:c="77"/>SBIN0012495 <text:s text:c="113"/>Summery Sheet</text:p>
      <text:p text:style-name="Standard"><text:s text:c="295"/>y</text:p>
      <text:p text:style-name="Standard"><text:s text:c="3"/>Crop Details</text:p>
      <text:p text:style-name="Standard"><text:s text:c="10"/>Sr.No <text:s text:c="16"/>Activity Performed <text:s text:c="105"/>Type of CropGovt approved prevailing rates/ Qtl <text:s/>Govt approved yield Qtl/ha <text:s text:c="12"/>Total area (Sqm)</text:p>
      <text:p text:style-name="Standard"><text:s text:c="279"/>Total Amount (Rs)</text:p>
      <text:p text:style-name="Standard"><text:s text:c="14"/>A <text:s text:c="33"/>B <text:s text:c="116"/>C <text:s text:c="30"/>D <text:s text:c="29"/>E <text:s text:c="27"/>F <text:s text:c="22"/>G=D"E"F/10000</text:p>
      <text:p text:style-name="Standard"><text:s text:c="13"/>1</text:p>
      <text:p text:style-name="Standard"><text:soft-page-break/><text:s text:c="41"/>STRINGING <text:s text:c="110"/>BRINJLE <text:s text:c="27"/>2100 <text:s text:c="27"/>310</text:p>
      <text:p text:style-name="Standard"><text:s text:c="257"/>575 <text:s text:c="27"/>₹ 37,433</text:p>
      <text:p text:style-name="Standard"><text:s text:c="13"/>2</text:p>
      <text:p text:style-name="Standard"><text:s text:c="13"/>3</text:p>
      <text:p text:style-name="Standard"><text:s text:c="13"/>4</text:p>
      <text:p text:style-name="Standard"><text:s text:c="13"/>5</text:p>
      <text:p text:style-name="Standard"><text:s text:c="13"/>6</text:p>
      <text:p text:style-name="Standard"><text:s text:c="13"/>7</text:p>
      <text:p text:style-name="Standard"><text:s text:c="13"/>8</text:p>
      <text:p text:style-name="Standard"><text:s text:c="13"/>9</text:p>
      <text:p text:style-name="Standard"><text:s text:c="12"/>10</text:p>
      <text:p text:style-name="Standard"><text:s text:c="127"/>Total</text:p>
      <text:p text:style-name="Standard"><text:s text:c="261"/>575 ₹ 37,433</text:p>
      <text:p text:style-name="Standard"><text:s text:c="41"/>28/10/25</text:p>
      <text:p text:style-name="Standard">Abhishek Singh <text:s text:c="20"/>Anurag Shukla <text:s text:c="38"/>Rajnish Mishra <text:s text:c="84"/>Sandeep Jain <text:s text:c="51"/>Nita Jha <text:s text:c="19"/>Sachin Mujumdar</text:p>
      <text:p text:style-name="Standard"><text:s/>Prepared By <text:s text:c="25"/>Checked By <text:s text:c="43"/>Parked By <text:s text:c="87"/>Passed By</text:p>
      <text:p text:style-name="Standard"><text:s text:c="247"/>Approved By <text:s text:c="23"/>Approved By</text:p>
      <text:p text:style-name="Standard"><text:s text:c="27"/>Aush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6T14:46:49.553019600</meta:creation-date>
    <dc:date>2025-11-26T14:47:17.329693100</dc:date>
    <meta:editing-duration>PT29S</meta:editing-duration>
    <meta:editing-cycles>1</meta:editing-cycles>
    <meta:document-statistic meta:table-count="0" meta:image-count="0" meta:object-count="0" meta:page-count="2" meta:paragraph-count="47" meta:word-count="207" meta:character-count="7838" meta:non-whitespace-character-count="1089"/>
    <meta:generator>LibreOffice/25.2.6.2$Windows_X86_64 LibreOffice_project/729c5bfe710f5eb71ed3bbde9e06a6065e9c6c5d</meta:generator>
  </office:meta>
</office:document-meta>
</file>